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StarSymbol" svg:font-family="StarSymbol"/>
    <style:font-face style:name="Andale Mono" svg:font-family="'Andale Mono'"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font-weight-asian="bold" style:font-weight-complex="bold"/>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M<text:bookmark-end text:name="utilisation_de_l_api"/>anipulation des comptes utilisateurs</text:h>
      <text:p text:style-name="Text_20_body">Ce chapitre a pour but de montrer par l'utilisation des méthodes et fonctions les plus courantes pour manipuler les utilisateurs "classique".</text:p>
      <text:p text:style-name="Text_20_body">Ce chapitre ne décrit pas la manipulation des utilisateurs réseaux disponibles avec le module "networkuser".</text:p>
      <text:h text:style-name="Heading_20_3" text:outline-level="3"><text:bookmark-start text:name="presentation_de_l_utilisation_de_l_api"/>C<text:bookmark-end text:name="presentation_de_l_utilisation_de_l_api"/>réation d'un utilisateur</text:h>
      <text:p text:style-name="Text_20_body">La création d'un utilisateur peut être fait à l'aide de la famille "IUSER".</text:p>
      <text:p text:style-name="Text_20_body">Les comptes utilisateurs sont gérés par la classe Account. La famille "IUSER" permet de faire le lien entre le compte "système" (classe Account) et le document (famille IUSER).</text:p>
      <text:p text:style-name="Text_20_body">Un utilisateur est identifié par un numéro unique. Ce numéro est renseigné par l'attribut "us_whatid" du document IUSER. Il correspond à l'attribut "id" de la classe Account.</text:p>
      <text:p text:style-name="Text_20_body">Code minimaliste pour créer un utilisateur via les documents.</text:p>
      <text:p text:style-name="Preformatted_20_Text"><text:span text:style-name="symbol0_5f_php"/></text:p>
      <text:p text:style-name="Preformatted_20_Text"><text:span text:style-name="symbol0_5f_php"/></text:p>
      <text:p text:style-name="Preformatted_20_Text"><text:s text:c="2"/><text:span text:style-name="keyword0_5f_php">include_once</text:span><text:span text:style-name="symbol0_5f_php">(</text:span><text:span text:style-name="string_5f_php">"FDL/Class.Doc.php"</text:span><text:span text:style-name="symbol0_5f_php">);</text:span></text:p>
      <text:p text:style-name="Preformatted_20_Text"><text:s text:c="2"/><text:span text:style-name="regexp0_5f_php">$du</text:span><text:span text:style-name="symbol0_5f_php">=</text:span>createDoc<text:span text:style-name="symbol0_5f_php">(</text:span><text:span text:style-name="string_5f_php">""</text:span><text:span text:style-name="symbol0_5f_php">,</text:span><text:span text:style-name="string_5f_php">"IUSER"</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us_login"</text:span><text:span text:style-name="symbol0_5f_php">,</text:span><text:span text:style-name="string_5f_php">"jean.martin"</text:span><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us_lname"</text:span><text:span text:style-name="symbol0_5f_php">,</text:span><text:span text:style-name="string_5f_php">"martin"</text:span><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us_fname"</text:span><text:span text:style-name="symbol0_5f_php">,</text:span><text:span text:style-name="string_5f_php">"jean"</text:span><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us_passwd1"</text:span><text:span text:style-name="symbol0_5f_php">,</text:span><text:span text:style-name="string_5f_php">"secret"</text:span><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us_passwd2"</text:span><text:span text:style-name="symbol0_5f_php">,</text:span><text:span text:style-name="string_5f_php">"secret"</text:span><text:span text:style-name="symbol0_5f_php">); // nécessaire de doubler à cause des contraintes</text:span></text:p>
      <text:p text:style-name="Preformatted_20_Text"><text:s text:c="4"/><text:span text:style-name="regexp0_5f_php">$err</text:span><text:span text:style-name="symbol0_5f_php">=</text:span><text:span text:style-name="regexp0_5f_php">$du</text:span><text:span text:style-name="symbol0_5f_php">-&gt;</text:span>store(<text:span text:style-name="symbol0_5f_php">);</text:span></text:p>
      <text:p text:style-name="Preformatted_20_Text"><text:s text:c="4"/><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keyword2_5f_php">print</text:span> <text:span text:style-name="string_5f_php">"nouvel utilisateur n°"</text:span><text:span text:style-name="symbol0_5f_php">.</text:span><text:span text:style-name="regexp0_5f_php">$du</text:span><text:span text:style-name="symbol0_5f_php">-&gt;</text:span>getValue<text:span text:style-name="symbol0_5f_php">(</text:span><text:span text:style-name="string_5f_php">"us_whatid"</text:span><text:span text:style-name="symbol0_5f_php">);</text:span> <text:span text:style-name="comment0_5f_php">// affichage de l'identifiant système <text:s text:c="9"/></text:span></text:p>
      <text:p text:style-name="Preformatted_20_Text"><text:s text:c="4"/><text:span text:style-name="symbol0_5f_php">}</text:span> <text:span text:style-name="keyword0_5f_php">else</text:span> <text:span text:style-name="symbol0_5f_php">{</text:span></text:p>
      <text:p text:style-name="Preformatted_20_Text"><text:s text:c="6"/><text:span text:style-name="keyword2_5f_php">print</text:span> <text:span text:style-name="string_5f_php">"</text:span><text:span text:style-name="escaped_5f_php">\n</text:span><text:span text:style-name="string_5f_php">erreur:$err"</text:span><text:span text:style-name="symbol0_5f_php">;</text:span></text:p>
      <text:p text:style-name="Preformatted_20_Text"><text:s text:c="4"/><text:span text:style-name="symbol0_5f_php">}</text:span></text:p>
      <text:p text:style-name="Preformatted_20_Text"><text:s text:c="2"/><text:span text:style-name="symbol0_5f_php">}</text:span></text:p>
      <text:p text:style-name="Preformatted_20_Text"><text:span text:style-name="symbol0_5f_php"/></text:p>
      <text:p text:style-name="Text_20_body"/>
      <text:h text:style-name="Heading_20_3" text:outline-level="3">Correspondance entre compte User et document IUSER:</text:h>
      <text:p text:style-name="Table_20_Contents">Pour récupérer le compte système à partir du document IUSER :</text:p>
      <text:p text:style-name="Preformatted_20_Text">$user=$userDoc-&gt;getAccount();</text:p>
      <text:p text:style-name="Preformatted_20_Text">if ($user-&gt;id != $doc-&gt;getValue("us_whatid") ) {</text:p>
      <text:p text:style-name="Preformatted_20_Text"><text:s text:c="4"/>// ce n'est pas normal</text:p>
      <text:p text:style-name="Preformatted_20_Text">}</text:p>
      <text:p text:style-name="Text_20_body"/>
      <text:p text:style-name="Text_20_body">Si vous ne disposez que de l'identifiant documentaire vous pouvez aussi utiliser la méthode setFid de la classe Account:</text:p>
      <text:p text:style-name="Preformatted_20_Text"><text:span text:style-name="regexp0_5f_php">$u</text:span><text:span text:style-name="symbol0_5f_php">=</text:span><text:span text:style-name="keyword1_5f_php">new</text:span> Account<text:span text:style-name="symbol0_5f_php">();</text:span></text:p>
      <text:p text:style-name="Preformatted_20_Text"><text:span text:style-name="regexp0_5f_php">$u</text:span><text:span text:style-name="symbol0_5f_php">-&gt;</text:span>setFid<text:span text:style-name="symbol0_5f_php">(</text:span><text:span text:style-name="regexp0_5f_php">$docUserId</text:span><text:span text:style-name="symbol0_5f_php">);</text:span></text:p>
      <text:p text:style-name="Preformatted_20_Text"><text:span text:style-name="keyword0_5f_php">if</text:span> <text:span text:style-name="symbol0_5f_php">(</text:span><text:span text:style-name="regexp0_5f_php">$u</text:span><text:span text:style-name="symbol0_5f_php">-&gt;</text:span>isAffected<text:span text:style-name="symbol0_5f_php">())</text:span> <text:span text:style-name="symbol0_5f_php">{</text:span></text:p>
      <text:p text:style-name="Preformatted_20_Text"><text:s text:c="3"/><text:span text:style-name="keyword2_5f_php">print</text:span> <text:span text:style-name="regexp0_5f_php">$u</text:span><text:span text:style-name="symbol0_5f_php">-&gt;</text:span>login<text:span text:style-name="symbol0_5f_php">;</text:span></text:p>
      <text:p text:style-name="Preformatted_20_Text"><text:soft-page-break/><text:span text:style-name="symbol0_5f_php">}</text:span></text:p>
      <text:p text:style-name="Text_20_body"/>
      <text:p text:style-name="Text_20_body">A l'inverse pour récupérer l'objet documentaire à partir du compte système, vous pouvez utiliser l'attribut "fid".</text:p>
      <text:p text:style-name="Preformatted_20_Text"><text:span text:style-name="regexp0_5f_php">$u</text:span><text:span text:style-name="symbol0_5f_php">=</text:span><text:span text:style-name="keyword1_5f_php">new</text:span> Account<text:span text:style-name="symbol0_5f_php">();</text:span></text:p>
      <text:p text:style-name="Preformatted_20_Text"><text:span text:style-name="regexp0_5f_php">$u</text:span><text:span text:style-name="symbol0_5f_php">-&gt;</text:span>setLoginName<text:span text:style-name="symbol0_5f_php">(</text:span><text:span text:style-name="string_5f_php">"john.doe"</text:span><text:span text:style-name="symbol0_5f_php">);</text:span></text:p>
      <text:p text:style-name="Preformatted_20_Text"><text:span text:style-name="keyword0_5f_php">if</text:span> <text:span text:style-name="symbol0_5f_php">(</text:span><text:span text:style-name="regexp0_5f_php">$u</text:span><text:span text:style-name="symbol0_5f_php">-&gt;</text:span>isAffected<text:span text:style-name="symbol0_5f_php">())</text:span> <text:span text:style-name="symbol0_5f_php">{</text:span></text:p>
      <text:p text:style-name="Preformatted_20_Text"><text:s text:c="2"/><text:span text:style-name="regexp0_5f_php">$doc</text:span><text:span text:style-name="symbol0_5f_php">=</text:span>new_doc<text:span text:style-name="symbol0_5f_php">(</text:span><text:span text:style-name="string_5f_php">""</text:span><text:span text:style-name="symbol0_5f_php">,</text:span> <text:span text:style-name="regexp0_5f_php">$u</text:span><text:span text:style-name="symbol0_5f_php">-&gt;</text:span>fid<text:span text:style-name="symbol0_5f_php">);</text:span></text:p>
      <text:p text:style-name="Preformatted_20_Text"><text:span text:style-name="symbol0_5f_php">}</text:span></text:p>
      <text:p text:style-name="Text_20_body"/>
      <text:p text:style-name="Text_20_body">Correspondance Compte User &lt;=&gt; Document IUSER</text:p>
      <table:table table:name="Tableau1" table:style-name="Tableau1">
        <table:table-column table:style-name="Tableau1.A"/>
        <table:table-column table:style-name="Tableau1.B"/>
        <table:table-row>
          <table:table-cell table:style-name="Tableau1.A1" office:value-type="string">
            <text:p text:style-name="Table_20_Contents">Compte User</text:p>
          </table:table-cell>
          <table:table-cell table:style-name="Tableau1.B1" office:value-type="string">
            <text:p text:style-name="Table_20_Contents">Document IUSER</text:p>
          </table:table-cell>
        </table:table-row>
        <table:table-row>
          <table:table-cell table:style-name="Tableau1.A2" office:value-type="string">
            <text:p text:style-name="Table_20_Contents">id</text:p>
          </table:table-cell>
          <table:table-cell table:style-name="Tableau1.B2" office:value-type="string">
            <text:p text:style-name="Table_20_Contents">us_whatid</text:p>
          </table:table-cell>
        </table:table-row>
        <table:table-row>
          <table:table-cell table:style-name="Tableau1.A2" office:value-type="string">
            <text:p text:style-name="Table_20_Contents">login</text:p>
          </table:table-cell>
          <table:table-cell table:style-name="Tableau1.B2" office:value-type="string">
            <text:p text:style-name="Table_20_Contents">us_login</text:p>
          </table:table-cell>
        </table:table-row>
        <table:table-row>
          <table:table-cell table:style-name="Tableau1.A2" office:value-type="string">
            <text:p text:style-name="Table_20_Contents">mail</text:p>
          </table:table-cell>
          <table:table-cell table:style-name="Tableau1.B2" office:value-type="string">
            <text:p text:style-name="Table_20_Contents">us_mail</text:p>
          </table:table-cell>
        </table:table-row>
        <table:table-row>
          <table:table-cell table:style-name="Tableau1.A2" office:value-type="string">
            <text:p text:style-name="Table_20_Contents">firstname</text:p>
          </table:table-cell>
          <table:table-cell table:style-name="Tableau1.B2" office:value-type="string">
            <text:p text:style-name="Table_20_Contents">us_fname</text:p>
          </table:table-cell>
        </table:table-row>
        <table:table-row>
          <table:table-cell table:style-name="Tableau1.A2" office:value-type="string">
            <text:p text:style-name="Table_20_Contents">lastname</text:p>
          </table:table-cell>
          <table:table-cell table:style-name="Tableau1.B2" office:value-type="string">
            <text:p text:style-name="Table_20_Contents">us_lname</text:p>
          </table:table-cell>
        </table:table-row>
        <table:table-row>
          <table:table-cell table:style-name="Tableau1.A2" office:value-type="string">
            <text:p text:style-name="Table_20_Contents">fid</text:p>
          </table:table-cell>
          <table:table-cell table:style-name="Tableau1.B2" office:value-type="string">
            <text:p text:style-name="Table_20_Contents">id</text:p>
          </table:table-cell>
        </table:table-row>
      </table:table>
      <text:p text:style-name="Text_20_body"/>
      <text:p text:style-name="Text_20_body">Exemple de création d'utilisateur via la classe Account</text:p>
      <text:p text:style-name="Preformatted_20_Text"><text:span text:style-name="regexp0_5f_php">$u</text:span><text:span text:style-name="symbol0_5f_php">=</text:span><text:span text:style-name="keyword1_5f_php">new</text:span> Account<text:span text:style-name="symbol0_5f_php">();</text:span></text:p>
      <text:p text:style-name="Preformatted_20_Text"><text:span text:style-name="regexp0_5f_php">$u</text:span><text:span text:style-name="symbol0_5f_php">-&gt;</text:span>login<text:span text:style-name="string_5f_php">='jean.dupond'</text:span><text:span text:style-name="symbol0_5f_php">;</text:span></text:p>
      <text:p text:style-name="Preformatted_20_Text"><text:span text:style-name="regexp0_5f_php">$u</text:span><text:span text:style-name="symbol0_5f_php">-&gt;</text:span>firstname<text:span text:style-name="string_5f_php">='Jean'</text:span><text:span text:style-name="symbol0_5f_php">;</text:span></text:p>
      <text:p text:style-name="Preformatted_20_Text"><text:span text:style-name="regexp0_5f_php">$u</text:span><text:span text:style-name="symbol0_5f_php">-&gt;</text:span>lastname<text:span text:style-name="string_5f_php">='Dupond'</text:span><text:span text:style-name="symbol0_5f_php">;</text:span></text:p>
      <text:p text:style-name="Preformatted_20_Text"><text:span text:style-name="regexp0_5f_php">$u</text:span><text:span text:style-name="symbol0_5f_php">-&gt;</text:span>password_new<text:span text:style-name="string_5f_php">='secret'</text:span><text:span text:style-name="symbol0_5f_php">;</text:span></text:p>
      <text:p text:style-name="Preformatted_20_Text"><text:span text:style-name="regexp0_5f_php">$err</text:span><text:span text:style-name="symbol0_5f_php">=</text:span><text:span text:style-name="regexp0_5f_php">$u</text:span><text:span text:style-name="symbol0_5f_php">-&gt;</text:span>add<text:span text:style-name="symbol0_5f_php">();</text:span></text:p>
      <text:p text:style-name="Preformatted_20_Text"><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2"/><text:span text:style-name="keyword2_5f_php">error_log</text:span><text:span text:style-name="symbol0_5f_php">(</text:span><text:span text:style-name="regexp0_5f_php">$err</text:span><text:span text:style-name="symbol0_5f_php">);</text:span></text:p>
      <text:p text:style-name="Preformatted_20_Text"><text:span text:style-name="symbol0_5f_php">}</text:span> <text:span text:style-name="keyword0_5f_php">else</text:span> <text:span text:style-name="symbol0_5f_php">{</text:span></text:p>
      <text:p text:style-name="Preformatted_20_Text"><text:s text:c="2"/><text:span text:style-name="keyword2_5f_php">print</text:span> <text:span text:style-name="string_5f_php">"Nouvel utilisateur n°"</text:span><text:span text:style-name="symbol0_5f_php">.</text:span><text:span text:style-name="regexp0_5f_php">$u</text:span><text:span text:style-name="symbol0_5f_php">-&gt;</text:span>id;</text:p>
      <text:p text:style-name="Preformatted_20_Text"><text:span text:style-name="symbol0_5f_php">}</text:span></text:p>
      <text:h text:style-name="Heading_20_3" text:outline-level="3">Affectation d'utilisateurs dans un groupe</text:h>
      <text:p text:style-name="Text_20_body">La famille IGROUP permet de rajouter des utilisateurs dans des groupes.</text:p>
      <text:p text:style-name="Text_20_body">La famille IGROUP comme la famille IUSER utilise la classe User pour identifier les groupes "système". </text:p>
      <text:p text:style-name="Text_20_body">Comme la famille IUSER, la famille IGROUP dispose de la méthode getAccount pour récupérer l'objet Account correspondant</text:p>
      <text:p text:style-name="Text_20_body">Correspondance Compte User &lt;=&gt; Document IGROUP</text:p>
      <table:table table:name="Tableau2" table:style-name="Tableau2">
        <table:table-column table:style-name="Tableau2.A"/>
        <table:table-column table:style-name="Tableau2.B"/>
        <table:table-row>
          <table:table-cell table:style-name="Tableau2.A1" office:value-type="string">
            <text:p text:style-name="Table_20_Contents">Compte Group</text:p>
          </table:table-cell>
          <table:table-cell table:style-name="Tableau2.B1" office:value-type="string">
            <text:p text:style-name="Table_20_Contents">Document IGROUP</text:p>
          </table:table-cell>
        </table:table-row>
        <table:table-row>
          <table:table-cell table:style-name="Tableau2.A2" office:value-type="string">
            <text:p text:style-name="Table_20_Contents">id</text:p>
          </table:table-cell>
          <table:table-cell table:style-name="Tableau2.B2" office:value-type="string">
            <text:p text:style-name="Table_20_Contents">us_whatid</text:p>
          </table:table-cell>
        </table:table-row>
        <table:table-row>
          <table:table-cell table:style-name="Tableau2.A2" office:value-type="string">
            <text:p text:style-name="Table_20_Contents">login</text:p>
          </table:table-cell>
          <table:table-cell table:style-name="Tableau2.B2" office:value-type="string">
            <text:p text:style-name="Table_20_Contents">us_login</text:p>
          </table:table-cell>
        </table:table-row>
        <table:table-row>
          <table:table-cell table:style-name="Tableau2.A2" office:value-type="string">
            <text:p text:style-name="Table_20_Contents">lastname</text:p>
          </table:table-cell>
          <table:table-cell table:style-name="Tableau2.B2" office:value-type="string">
            <text:p text:style-name="Table_20_Contents">grp_name</text:p>
          </table:table-cell>
        </table:table-row>
        <table:table-row>
          <table:table-cell table:style-name="Tableau2.A2" office:value-type="string">
            <text:p text:style-name="Table_20_Contents">fid</text:p>
          </table:table-cell>
          <table:table-cell table:style-name="Tableau2.B2" office:value-type="string">
            <text:p text:style-name="Table_20_Contents">id</text:p>
          </table:table-cell>
        </table:table-row>
      </table:table>
      <text:p text:style-name="Text_20_body">Le compte "Account" d'un groupe a toujours son attribut "accounttype" à "G".</text:p>
      <text:p text:style-name="Text_20_body"><text:soft-page-break/></text:p>
      <text:p text:style-name="Text_20_body">Utilisation de _IGROUP::AddFile()</text:p>
      <text:p text:style-name="Text_20_body"/>
      <text:p text:style-name="Text_20_body">Ajout de l'utilisateur n°1009 dans le groupe GDEFAULT :</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text:p>
      <text:p text:style-name="Preformatted_20_Text"><text:span text:style-name="regexp0_5f_php">$dbaccess</text:span><text:span text:style-name="symbol0_5f_php">=</text:span>getDbAccess()<text:span text:style-name="symbol0_5f_php">;</text:span></text:p>
      <text:p text:style-name="Preformatted_20_Text"><text:s/></text:p>
      <text:p text:style-name="Preformatted_20_Text"><text:span text:style-name="regexp0_5f_php">$g</text:span><text:span text:style-name="symbol0_5f_php">=</text:span>new_Doc<text:span text:style-name="symbol0_5f_php">(</text:span><text:span text:style-name="regexp0_5f_php">$dbaccess</text:span><text:span text:style-name="symbol0_5f_php">,</text:span><text:span text:style-name="string_5f_php">"GDEFAULT"</text:span><text:span text:style-name="symbol0_5f_php">);</text:span></text:p>
      <text:p text:style-name="Preformatted_20_Text"><text:span text:style-name="regexp0_5f_php">$u</text:span><text:span text:style-name="symbol0_5f_php">=</text:span>new_Doc<text:span text:style-name="symbol0_5f_php">(</text:span><text:span text:style-name="regexp0_5f_php">$dbaccess</text:span><text:span text:style-name="symbol0_5f_php">,</text:span><text:span text:style-name="number_5f_php">1009</text:span><text:span text:style-name="symbol0_5f_php">);</text:span> <text:span text:style-name="comment0_5f_php">// 1009 est la référence documentaire de </text:span><text:span text:style-name="comment0_5f_php">l'utilisateur</text:span></text:p>
      <text:p text:style-name="Preformatted_20_Text"><text:s/></text:p>
      <text:p text:style-name="Preformatted_20_Text"><text:span text:style-name="keyword2_5f_php">printf</text:span><text:span text:style-name="symbol0_5f_php">(</text:span><text:span text:style-name="string_5f_php">"ajout de l'utilisateur %s [%d] au groupe %s [%d]</text:span><text:span text:style-name="escaped_5f_php">\n</text:span><text:span text:style-name="string_5f_php">"</text:span><text:span text:style-name="symbol0_5f_php">,</text:span></text:p>
      <text:p text:style-name="Preformatted_20_Text"><text:s text:c="7"/><text:span text:style-name="regexp0_5f_php">$u</text:span><text:span text:style-name="symbol0_5f_php">-&gt;</text:span><text:span text:style-name="symbol0_5f_php"><text:span text:style-name="T1">getT</text:span></text:span><text:span text:style-name="T1">itle</text:span>()<text:span text:style-name="symbol0_5f_php">,</text:span><text:span text:style-name="regexp0_5f_php">$u</text:span><text:span text:style-name="symbol0_5f_php">-&gt;</text:span>id<text:span text:style-name="symbol0_5f_php">,</text:span><text:span text:style-name="regexp0_5f_php">$g</text:span><text:span text:style-name="symbol0_5f_php">-&gt;</text:span><text:span text:style-name="symbol0_5f_php"><text:span text:style-name="T1">getT</text:span></text:span><text:span text:style-name="T1">itle</text:span>()<text:span text:style-name="symbol0_5f_php">,</text:span><text:span text:style-name="regexp0_5f_php">$g</text:span><text:span text:style-name="symbol0_5f_php">-&gt;</text:span>id<text:span text:style-name="symbol0_5f_php">);</text:span></text:p>
      <text:p text:style-name="Preformatted_20_Text"><text:s/></text:p>
      <text:p text:style-name="Preformatted_20_Text"><text:span text:style-name="keyword2_5f_php">printf</text:span><text:span text:style-name="symbol0_5f_php">(</text:span><text:span text:style-name="string_5f_php">"liste des groupes avant</text:span><text:span text:style-name="escaped_5f_php">\n</text:span><text:span text:style-name="string_5f_php">"</text:span><text:span text:style-name="symbol0_5f_php">);</text:span></text:p>
      <text:p text:style-name="Preformatted_20_Text"><text:span text:style-name="keyword2_5f_php">print_r</text:span><text:span text:style-name="symbol0_5f_php">(</text:span><text:span text:style-name="regexp0_5f_php">$u</text:span><text:span text:style-name="symbol0_5f_php">-&gt;</text:span>getTValue<text:span text:style-name="symbol0_5f_php">(</text:span><text:span text:style-name="string_5f_php">"us_idgroup"</text:span><text:span text:style-name="symbol0_5f_php">));</text:span></text:p>
      <text:p text:style-name="Preformatted_20_Text"><text:s/></text:p>
      <text:p text:style-name="Preformatted_20_Text"><text:span text:style-name="regexp0_5f_php">$err</text:span><text:span text:style-name="symbol0_5f_php">=</text:span><text:span text:style-name="regexp0_5f_php">$g</text:span><text:span text:style-name="symbol0_5f_php">-&gt;</text:span>addFile<text:span text:style-name="symbol0_5f_php">(</text:span><text:span text:style-name="regexp0_5f_php">$u</text:span><text:span text:style-name="symbol0_5f_php">-&gt;</text:span>initid<text:span text:style-name="symbol0_5f_php">);</text:span></text:p>
      <text:p text:style-name="Preformatted_20_Text"><text:span text:style-name="keyword2_5f_php">print</text:span> <text:span text:style-name="string_5f_php">"Error:$err</text:span><text:span text:style-name="escaped_5f_php">\n</text:span><text:span text:style-name="string_5f_php">"</text:span><text:span text:style-name="symbol0_5f_php">;</text:span></text:p>
      <text:p text:style-name="Preformatted_20_Text"><text:s/></text:p>
      <text:p text:style-name="Preformatted_20_Text"><text:span text:style-name="keyword2_5f_php">printf</text:span><text:span text:style-name="symbol0_5f_php">(</text:span><text:span text:style-name="string_5f_php">"liste des groupes apres</text:span><text:span text:style-name="escaped_5f_php">\n</text:span><text:span text:style-name="string_5f_php">"</text:span><text:span text:style-name="symbol0_5f_php">);</text:span></text:p>
      <text:p text:style-name="Preformatted_20_Text"><text:span text:style-name="keyword2_5f_php">print_r</text:span><text:span text:style-name="symbol0_5f_php">(</text:span><text:span text:style-name="regexp0_5f_php">$u</text:span><text:span text:style-name="symbol0_5f_php">-&gt;</text:span>getTValue<text:span text:style-name="symbol0_5f_php">(</text:span><text:span text:style-name="string_5f_php">"us_idgroup"</text:span><text:span text:style-name="symbol0_5f_php">));</text:span></text:p>
      <text:p text:style-name="Text_20_body"/>
      <text:h text:style-name="Heading_20_3" text:outline-level="3">Suppression d'utilisateur dans un groupe</text:h>
      <text:p text:style-name="Text_20_body"/>
      <text:p text:style-name="Text_20_body">Utilisation de _IGROUP::DelFile()</text:p>
      <text:p text:style-name="Text_20_body"/>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text:p>
      <text:p text:style-name="Preformatted_20_Text"><text:span text:style-name="regexp0_5f_php">$dbaccess</text:span><text:span text:style-name="symbol0_5f_php">=</text:span>getDbAccess()<text:span text:style-name="symbol0_5f_php">;</text:span></text:p>
      <text:p text:style-name="Preformatted_20_Text"><text:s/></text:p>
      <text:p text:style-name="Preformatted_20_Text"><text:span text:style-name="regexp0_5f_php">$g</text:span><text:span text:style-name="symbol0_5f_php">=</text:span>new_Doc<text:span text:style-name="symbol0_5f_php">(</text:span><text:span text:style-name="regexp0_5f_php">$dbaccess</text:span><text:span text:style-name="symbol0_5f_php">,</text:span><text:span text:style-name="string_5f_php">"GDEFAULT"</text:span><text:span text:style-name="symbol0_5f_php">);</text:span></text:p>
      <text:p text:style-name="Preformatted_20_Text"><text:span text:style-name="regexp0_5f_php">$u</text:span><text:span text:style-name="symbol0_5f_php">=</text:span>new_Doc<text:span text:style-name="symbol0_5f_php">(</text:span><text:span text:style-name="regexp0_5f_php">$dbaccess</text:span><text:span text:style-name="symbol0_5f_php">,</text:span><text:span text:style-name="number_5f_php">1009</text:span><text:span text:style-name="symbol0_5f_php">);</text:span></text:p>
      <text:p text:style-name="Preformatted_20_Text"><text:s/></text:p>
      <text:p text:style-name="Preformatted_20_Text"><text:span text:style-name="keyword2_5f_php">printf</text:span><text:span text:style-name="symbol0_5f_php">(</text:span><text:span text:style-name="string_5f_php">"suppression de l'utilisateur %s [%d] du groupe %s [%d]</text:span><text:span text:style-name="escaped_5f_php">\n</text:span><text:span text:style-name="string_5f_php">"</text:span><text:span text:style-name="symbol0_5f_php">,</text:span></text:p>
      <text:p text:style-name="Preformatted_20_Text"><text:s text:c="7"/><text:span text:style-name="regexp0_5f_php">$u</text:span><text:span text:style-name="symbol0_5f_php">-&gt;</text:span><text:span text:style-name="symbol0_5f_php"><text:span text:style-name="T1">getT</text:span></text:span><text:span text:style-name="T1">itle</text:span>()<text:span text:style-name="symbol0_5f_php">,</text:span><text:span text:style-name="regexp0_5f_php">$u</text:span><text:span text:style-name="symbol0_5f_php">-&gt;</text:span>id<text:span text:style-name="symbol0_5f_php">,</text:span><text:span text:style-name="regexp0_5f_php">$g</text:span><text:span text:style-name="symbol0_5f_php">-&gt;</text:span><text:span text:style-name="symbol0_5f_php"><text:span text:style-name="T1">getT</text:span></text:span><text:span text:style-name="T1">it</text:span>le()<text:span text:style-name="symbol0_5f_php">,</text:span><text:span text:style-name="regexp0_5f_php">$g</text:span><text:span text:style-name="symbol0_5f_php">-&gt;</text:span>id<text:span text:style-name="symbol0_5f_php">);</text:span></text:p>
      <text:p text:style-name="Preformatted_20_Text"/>
      <text:p text:style-name="Preformatted_20_Text"><text:span text:style-name="keyword2_5f_php">printf</text:span><text:span text:style-name="symbol0_5f_php">(</text:span><text:span text:style-name="string_5f_php">"liste des groupes avant</text:span><text:span text:style-name="escaped_5f_php">\n</text:span><text:span text:style-name="string_5f_php">"</text:span><text:span text:style-name="symbol0_5f_php">);</text:span></text:p>
      <text:p text:style-name="Preformatted_20_Text"><text:span text:style-name="keyword2_5f_php">print_r</text:span><text:span text:style-name="symbol0_5f_php">(</text:span><text:span text:style-name="regexp0_5f_php">$u</text:span><text:span text:style-name="symbol0_5f_php">-&gt;</text:span>getTValue<text:span text:style-name="symbol0_5f_php">(</text:span><text:span text:style-name="string_5f_php">"us_idgroup"</text:span><text:span text:style-name="symbol0_5f_php">));</text:span></text:p>
      <text:p text:style-name="Preformatted_20_Text"><text:s/></text:p>
      <text:p text:style-name="Preformatted_20_Text"><text:span text:style-name="regexp0_5f_php">$err</text:span><text:span text:style-name="symbol0_5f_php">=</text:span><text:span text:style-name="regexp0_5f_php">$g</text:span><text:span text:style-name="symbol0_5f_php">-&gt;</text:span>delFile<text:span text:style-name="symbol0_5f_php">(</text:span><text:span text:style-name="regexp0_5f_php">$u</text:span><text:span text:style-name="symbol0_5f_php">-&gt;</text:span>initid<text:span text:style-name="symbol0_5f_php">);</text:span></text:p>
      <text:p text:style-name="Preformatted_20_Text"><text:span text:style-name="keyword2_5f_php">print</text:span> <text:span text:style-name="string_5f_php">"Error:$err</text:span><text:span text:style-name="escaped_5f_php">\n</text:span><text:span text:style-name="string_5f_php">"</text:span><text:span text:style-name="symbol0_5f_php">;</text:span></text:p>
      <text:p text:style-name="Preformatted_20_Text"><text:s/></text:p>
      <text:p text:style-name="Preformatted_20_Text"><text:span text:style-name="keyword2_5f_php">printf</text:span><text:span text:style-name="symbol0_5f_php">(</text:span><text:span text:style-name="string_5f_php">"liste des groupes apres</text:span><text:span text:style-name="escaped_5f_php">\n</text:span><text:span text:style-name="string_5f_php">"</text:span><text:span text:style-name="symbol0_5f_php">);</text:span></text:p>
      <text:p text:style-name="Preformatted_20_Text"><text:span text:style-name="keyword2_5f_php">print_r</text:span><text:span text:style-name="symbol0_5f_php">(</text:span><text:span text:style-name="regexp0_5f_php">$u</text:span><text:span text:style-name="symbol0_5f_php">-&gt;</text:span>getTValue<text:span text:style-name="symbol0_5f_php">(</text:span><text:span text:style-name="string_5f_php">"us_idgroup"</text:span><text:span text:style-name="symbol0_5f_php">));</text:span></text:p>
      <text:p text:style-name="Text_20_body"/>
      <text:h text:style-name="Heading_20_3" text:outline-level="3">Récupération des membres d'un groupe</text:h>
      <text:p text:style-name="Text_20_body">À partir de l'objet "Account" d'un groupe :Account::getAllMembers()</text:p>
      <text:p text:style-name="Text_20_body"/>
      <text:p text:style-name="Text_20_body"><text:soft-page-break/>Exemple d'utilisation :</text:p>
      <text:p text:style-name="Preformatted_20_Text"><text:s text:c="2"/><text:span text:style-name="regexp0_5f_php">$docGroup</text:span><text:span text:style-name="symbol0_5f_php">=</text:span>new_Doc<text:span text:style-name="symbol0_5f_php">(</text:span><text:span text:style-name="string_5f_php">""</text:span><text:span text:style-name="symbol0_5f_php">,</text:span> <text:span text:style-name="string_5f_php">"GDEFAULT"</text:span><text:span text:style-name="symbol0_5f_php">);</text:span></text:p>
      <text:p text:style-name="Preformatted_20_Text"><text:s text:c="2"/><text:span text:style-name="regexp0_5f_php">$group</text:span><text:span text:style-name="symbol0_5f_php">=</text:span><text:span text:style-name="regexp0_5f_php">$docGroup</text:span><text:span text:style-name="symbol0_5f_php">-&gt;</text:span>getAccount<text:span text:style-name="symbol0_5f_php">();</text:span></text:p>
      <text:p text:style-name="Preformatted_20_Text"><text:s text:c="2"/><text:span text:style-name="regexp0_5f_php">$members</text:span><text:span text:style-name="symbol0_5f_php">=</text:span><text:span text:style-name="regexp0_5f_php">$group</text:span><text:span text:style-name="symbol0_5f_php">-&gt;</text:span>getAllMembers<text:span text:style-name="symbol0_5f_php">();</text:span></text:p>
      <text:p text:style-name="Preformatted_20_Text"><text:s text:c="2"/><text:span text:style-name="regexp0_5f_php">$userDocIdList</text:span><text:span text:style-name="symbol0_5f_php">=</text:span><text:span text:style-name="keyword2_5f_php">array</text:span><text:span text:style-name="symbol0_5f_php">();</text:span></text:p>
      <text:p text:style-name="Preformatted_20_Text"><text:s text:c="2"/><text:span text:style-name="keyword0_5f_php">foreach</text:span> <text:span text:style-name="symbol0_5f_php">(</text:span><text:span text:style-name="regexp0_5f_php">$members</text:span> <text:span text:style-name="keyword0_5f_php">as</text:span> <text:span text:style-name="regexp0_5f_php">$user</text:span><text:span text:style-name="symbol0_5f_php">)</text:span> <text:span text:style-name="symbol0_5f_php">{</text:span></text:p>
      <text:p text:style-name="Preformatted_20_Text"><text:s text:c="4"/><text:span text:style-name="keyword2_5f_php">printf</text:span><text:span text:style-name="symbol0_5f_php">(</text:span><text:span text:style-name="string_5f_php">"%s) %s</text:span><text:span text:style-name="escaped_5f_php">\n</text:span><text:span text:style-name="string_5f_php">"</text:span><text:span text:style-name="symbol0_5f_php">,</text:span> <text:span text:style-name="regexp0_5f_php">$user</text:span><text:span text:style-name="symbol0_5f_php">[</text:span><text:span text:style-name="string_5f_php">"id"</text:span><text:span text:style-name="symbol0_5f_php">],</text:span><text:span text:style-name="regexp0_5f_php">$user</text:span><text:span text:style-name="symbol0_5f_php">[</text:span><text:span text:style-name="string_5f_php">"login"</text:span><text:span text:style-name="symbol0_5f_php">]);</text:span></text:p>
      <text:p text:style-name="Preformatted_20_Text"><text:s text:c="4"/><text:span text:style-name="regexp0_5f_php">$userDocIdList</text:span><text:span text:style-name="symbol0_5f_php">[]=</text:span><text:span text:style-name="regexp0_5f_php">$user</text:span><text:span text:style-name="symbol0_5f_php">[</text:span><text:span text:style-name="string_5f_php">"fid"</text:span><text:span text:style-name="symbol0_5f_php">];</text:span></text:p>
      <text:p text:style-name="Preformatted_20_Text"><text:s text:c="2"/><text:span text:style-name="symbol0_5f_php">}</text:span></text:p>
      <text:p text:style-name="Preformatted_20_Text"><text:s text:c="2"/><text:span text:style-name="keyword2_5f_php">print</text:span> <text:span text:style-name="string_5f_php">"---</text:span><text:span text:style-name="escaped_5f_php">\n</text:span><text:span text:style-name="string_5f_php">"</text:span><text:span text:style-name="symbol0_5f_php">;</text:span></text:p>
      <text:p text:style-name="Preformatted_20_Text"><text:s text:c="2"/><text:span text:style-name="comment0_5f_php">// recherche des documents IUSER correspondants</text:span></text:p>
      <text:p text:style-name="Preformatted_20_Text"><text:s text:c="2"/><text:span text:style-name="regexp0_5f_php">$dl</text:span><text:span text:style-name="symbol0_5f_php">=</text:span><text:span text:style-name="keyword1_5f_php">new</text:span> DocumentList<text:span text:style-name="symbol0_5f_php">();</text:span></text:p>
      <text:p text:style-name="Preformatted_20_Text"><text:s text:c="2"/><text:span text:style-name="regexp0_5f_php">$dl</text:span><text:span text:style-name="symbol0_5f_php">-&gt;</text:span>addDocumentIdentificators<text:span text:style-name="symbol0_5f_php">(</text:span><text:span text:style-name="regexp0_5f_php">$userDocIdList</text:span><text:span text:style-name="symbol0_5f_php">);</text:span></text:p>
      <text:p text:style-name="Preformatted_20_Text"><text:s text:c="2"/><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IUser</text:span><text:span text:style-name="symbol0_5f_php">)</text:span> <text:span text:style-name="symbol0_5f_php">{</text:span></text:p>
      <text:p text:style-name="Preformatted_20_Text"><text:s text:c="4"/><text:span text:style-name="keyword2_5f_php">printf</text:span><text:span text:style-name="symbol0_5f_php">(</text:span><text:span text:style-name="string_5f_php">"%s)%s</text:span><text:span text:style-name="escaped_5f_php">\n</text:span><text:span text:style-name="string_5f_php">"</text:span><text:span text:style-name="symbol0_5f_php">,</text:span> <text:span text:style-name="regexp0_5f_php">$docIUser</text:span><text:span text:style-name="symbol0_5f_php">-&gt;</text:span>id<text:span text:style-name="symbol0_5f_php">,</text:span> <text:s/><text:span text:style-name="regexp0_5f_php">$docIUser</text:span><text:span text:style-name="symbol0_5f_php">-&gt;</text:span>getTitle<text:span text:style-name="symbol0_5f_php">());</text:span></text:p>
      <text:p text:style-name="Preformatted_20_Text"><text:s text:c="2"/><text:span text:style-name="symbol0_5f_php">}</text:span></text:p>
      <text:h text:style-name="Heading_20_3" text:outline-level="3">Récupération des utilisateurs associés à un rôle</text:h>
      <text:p text:style-name="Text_20_body">Comme pour les groupes, à partir de l'objet "Account" d'un rôle : Account::getAllMember()</text:p>
      <text:p text:style-name="Text_20_body">Exemple d'utilisation :</text:p>
      <text:p text:style-name="Preformatted_20_Text"><text:span text:style-name="regexp0_5f_php">$docRole</text:span><text:span text:style-name="symbol0_5f_php">=</text:span>new_Doc<text:span text:style-name="symbol0_5f_php">(</text:span><text:span text:style-name="string_5f_php">""</text:span><text:span text:style-name="symbol0_5f_php">,</text:span> <text:span text:style-name="number_5f_php">"TST_ROLE"</text:span><text:span text:style-name="symbol0_5f_php">);</text:span></text:p>
      <text:p text:style-name="Preformatted_20_Text"><text:span text:style-name="regexp0_5f_php">$members</text:span><text:span text:style-name="symbol0_5f_php">=</text:span><text:span text:style-name="regexp0_5f_php">$docRole</text:span><text:span text:style-name="symbol0_5f_php">-&gt;</text:span><text:span text:style-name="regexp0_5f_php">getAccount</text:span><text:span text:style-name="symbol0_5f_php">()-&gt;</text:span>getAllMembers<text:span text:style-name="symbol0_5f_php">();</text:span></text:p>
      <text:p text:style-name="Preformatted_20_Text"><text:span text:style-name="regexp0_5f_php">$userDocIdList</text:span><text:span text:style-name="symbol0_5f_php">=</text:span><text:span text:style-name="keyword2_5f_php">array</text:span><text:span text:style-name="symbol0_5f_php">();</text:span></text:p>
      <text:p text:style-name="Preformatted_20_Text"><text:span text:style-name="keyword0_5f_php">foreach</text:span> <text:span text:style-name="symbol0_5f_php">(</text:span><text:span text:style-name="regexp0_5f_php">$members</text:span> <text:span text:style-name="keyword0_5f_php">as</text:span> <text:span text:style-name="regexp0_5f_php">$user</text:span><text:span text:style-name="symbol0_5f_php">)</text:span> <text:span text:style-name="symbol0_5f_php">{</text:span></text:p>
      <text:p text:style-name="Preformatted_20_Text"><text:s text:c="2"/><text:span text:style-name="keyword2_5f_php">printf</text:span><text:span text:style-name="symbol0_5f_php">(</text:span><text:span text:style-name="string_5f_php">"%s) %s</text:span><text:span text:style-name="escaped_5f_php">\n</text:span><text:span text:style-name="string_5f_php">"</text:span><text:span text:style-name="symbol0_5f_php">,</text:span> <text:span text:style-name="regexp0_5f_php">$user</text:span><text:span text:style-name="symbol0_5f_php">[</text:span><text:span text:style-name="string_5f_php">"id"</text:span><text:span text:style-name="symbol0_5f_php">],</text:span><text:span text:style-name="regexp0_5f_php">$user</text:span><text:span text:style-name="symbol0_5f_php">[</text:span><text:span text:style-name="string_5f_php">"login"</text:span><text:span text:style-name="symbol0_5f_php">]);</text:span></text:p>
      <text:p text:style-name="Preformatted_20_Text"><text:s text:c="2"/><text:span text:style-name="regexp0_5f_php">$userDocIdList</text:span><text:span text:style-name="symbol0_5f_php">[]=</text:span><text:span text:style-name="regexp0_5f_php">$user</text:span><text:span text:style-name="symbol0_5f_php">[</text:span><text:span text:style-name="string_5f_php">"fid"</text:span><text:span text:style-name="symbol0_5f_php">];</text:span></text:p>
      <text:p text:style-name="Preformatted_20_Text"><text:span text:style-name="symbol0_5f_php">}</text:span></text:p>
      <text:p text:style-name="Preformatted_20_Text"><text:span text:style-name="keyword2_5f_php">print</text:span> <text:span text:style-name="string_5f_php">"---</text:span><text:span text:style-name="escaped_5f_php">\n</text:span><text:span text:style-name="string_5f_php">"</text:span><text:span text:style-name="symbol0_5f_php">;</text:span></text:p>
      <text:p text:style-name="Preformatted_20_Text"><text:span text:style-name="comment0_5f_php">// recherche des documents IUSER correspondants</text:span></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regexp0_5f_php">$userDocIdList</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IUser</text:span><text:span text:style-name="symbol0_5f_php">)</text:span> <text:span text:style-name="symbol0_5f_php">{</text:span></text:p>
      <text:p text:style-name="Preformatted_20_Text"><text:s text:c="2"/><text:span text:style-name="keyword2_5f_php">printf</text:span><text:span text:style-name="symbol0_5f_php">(</text:span><text:span text:style-name="string_5f_php">"%s)%s</text:span><text:span text:style-name="escaped_5f_php">\n</text:span><text:span text:style-name="string_5f_php">"</text:span><text:span text:style-name="symbol0_5f_php">,</text:span> <text:span text:style-name="regexp0_5f_php">$docIUser</text:span><text:span text:style-name="symbol0_5f_php">-&gt;</text:span>id<text:span text:style-name="symbol0_5f_php">,</text:span> <text:s/><text:span text:style-name="regexp0_5f_php">$docIUser</text:span><text:span text:style-name="symbol0_5f_php">-&gt;</text:span>getTitle<text:span text:style-name="symbol0_5f_php">());</text:span></text:p>
      <text:p text:style-name="Preformatted_20_Text"><text:span text:style-name="symbol0_5f_php">}</text:span></text:p>
      <text:p text:style-name="Text_20_body"/>
      <text:h text:style-name="Heading_20_3" text:outline-level="3">Récupération des rôles d'un utilisateur</text:h>
      <text:p text:style-name="Text_20_body">À partir de l'objet "Account" , méthode getAllRoles</text:p>
      <text:p text:style-name="Text_20_body">Exemple d'utilisation :</text:p>
      <text:p text:style-name="Preformatted_20_Text"><text:span text:style-name="regexp0_5f_php">$u</text:span><text:span text:style-name="symbol0_5f_php">=</text:span><text:span text:style-name="keyword1_5f_php">new</text:span><text:span text:style-name="regexp0_5f_php"> Account</text:span><text:span text:style-name="string_5f_php">(''</text:span><text:span text:style-name="symbol0_5f_php">);</text:span></text:p>
      <text:p text:style-name="Preformatted_20_Text"><text:span text:style-name="regexp0_5f_php">$u</text:span><text:span text:style-name="symbol0_5f_php">-&gt;</text:span><text:span text:style-name="regexp0_5f_php">setLoginName</text:span><text:span text:style-name="string_5f_php">('john.doe'</text:span><text:span text:style-name="symbol0_5f_php">);</text:span></text:p>
      <text:p text:style-name="Preformatted_20_Text"><text:span text:style-name="keyword0_5f_php">if</text:span><text:span text:style-name="regexp0_5f_php"> </text:span><text:span text:style-name="symbol0_5f_php">(</text:span><text:span text:style-name="regexp0_5f_php">$u</text:span><text:span text:style-name="symbol0_5f_php">-&gt;</text:span><text:span text:style-name="regexp0_5f_php">isAffected</text:span><text:span text:style-name="symbol0_5f_php">())</text:span><text:span text:style-name="regexp0_5f_php"> </text:span><text:span text:style-name="symbol0_5f_php">{</text:span></text:p>
      <text:p text:style-name="Preformatted_20_Text"><text:span text:style-name="regexp0_5f_php"><text:s text:c="2"/>$roles</text:span><text:span text:style-name="symbol0_5f_php">=</text:span><text:span text:style-name="regexp0_5f_php">$u</text:span><text:span text:style-name="symbol0_5f_php">-&gt;</text:span><text:span text:style-name="regexp0_5f_php">getAllRoles</text:span><text:span text:style-name="symbol0_5f_php">();</text:span></text:p>
      <text:p text:style-name="Preformatted_20_Text"><text:span text:style-name="regexp0_5f_php"><text:s text:c="2"/></text:span><text:span text:style-name="keyword0_5f_php">foreach</text:span><text:span text:style-name="regexp0_5f_php"> </text:span><text:span text:style-name="symbol0_5f_php">(</text:span><text:span text:style-name="regexp0_5f_php">$roles </text:span><text:span text:style-name="keyword0_5f_php">as</text:span><text:span text:style-name="regexp0_5f_php"> $aRole</text:span><text:span text:style-name="symbol0_5f_php">)</text:span><text:span text:style-name="regexp0_5f_php"> </text:span><text:span text:style-name="symbol0_5f_php">{</text:span></text:p>
      <text:p text:style-name="Preformatted_20_Text"><text:span text:style-name="regexp0_5f_php"><text:s text:c="4"/></text:span><text:span text:style-name="keyword2_5f_php">printf</text:span><text:span text:style-name="symbol0_5f_php">(</text:span><text:span text:style-name="string_5f_php">"%d)%s</text:span><text:span text:style-name="escaped_5f_php">\n</text:span><text:span text:style-name="string_5f_php">"</text:span><text:span text:style-name="symbol0_5f_php">,</text:span><text:span text:style-name="regexp0_5f_php"> $aRole</text:span><text:span text:style-name="symbol0_5f_php">[</text:span><text:span text:style-name="string_5f_php">"id"</text:span><text:span text:style-name="symbol0_5f_php">],</text:span><text:span text:style-name="regexp0_5f_php">$aRole</text:span><text:span text:style-name="symbol0_5f_php">[</text:span><text:span text:style-name="string_5f_php">"login"</text:span><text:span text:style-name="symbol0_5f_php">]);</text:span><text:span text:style-name="regexp0_5f_php"> </text:span></text:p>
      <text:p text:style-name="Preformatted_20_Text"><text:span text:style-name="regexp0_5f_php"><text:s text:c="2"/></text:span><text:span text:style-name="symbol0_5f_php">}</text:span></text:p>
      <text:p text:style-name="Preformatted_20_Text"><text:span text:style-name="symbol0_5f_php">}</text:span></text:p>
      <text:p text:style-name="Text_20_body"/>
      <text:h text:style-name="Heading_20_3" text:outline-level="3">Suppléants et titulaires</text:h>
      <text:p text:style-name="Text_20_body">Affectation d'un suppléant à un utilisateur et récupérations des titulaires.</text:p>
      <text:p text:style-name="Preformatted_20_Text"><text:span text:style-name="regexp0_5f_php">$u</text:span><text:span text:style-name="symbol0_5f_php">=</text:span><text:span text:style-name="keyword1_5f_php">new</text:span><text:span text:style-name="regexp0_5f_php"><text:span text:style-name="T1"> Account</text:span></text:span><text:span text:style-name="symbol0_5f_php">();</text:span><text:span text:style-name="regexp0_5f_php"><text:span text:style-name="T1"> </text:span></text:span></text:p>
      <text:p text:style-name="Preformatted_20_Text"><text:soft-page-break/><text:span text:style-name="regexp0_5f_php">$u</text:span><text:span text:style-name="symbol0_5f_php">-&gt;</text:span><text:span text:style-name="regexp0_5f_php"><text:span text:style-name="T1">setLoginName</text:span></text:span><text:span text:style-name="symbol0_5f_php">(</text:span><text:span text:style-name="string_5f_php">"j1"</text:span><text:span text:style-name="symbol0_5f_php">);</text:span><text:span text:style-name="regexp0_5f_php"><text:span text:style-name="T1"> </text:span></text:span></text:p>
      <text:p text:style-name="Preformatted_20_Text"><text:span text:style-name="keyword0_5f_php">if</text:span><text:span text:style-name="regexp0_5f_php"><text:span text:style-name="T1"> </text:span></text:span><text:span text:style-name="symbol0_5f_php">(</text:span><text:span text:style-name="regexp0_5f_php">$u</text:span><text:span text:style-name="symbol0_5f_php">-&gt;</text:span><text:span text:style-name="regexp0_5f_php"><text:span text:style-name="T1">isAffected</text:span></text:span><text:span text:style-name="symbol0_5f_php">())</text:span><text:span text:style-name="regexp0_5f_php"><text:span text:style-name="T1"> </text:span></text:span><text:span text:style-name="symbol0_5f_php">{</text:span><text:span text:style-name="regexp0_5f_php"><text:span text:style-name="T1"> </text:span></text:span></text:p>
      <text:p text:style-name="Preformatted_20_Text"><text:span text:style-name="regexp0_5f_php"><text:span text:style-name="T1"><text:s text:c="2"/></text:span></text:span><text:span text:style-name="regexp0_5f_php">$err</text:span><text:span text:style-name="symbol0_5f_php">=</text:span><text:span text:style-name="regexp0_5f_php">$u</text:span><text:span text:style-name="symbol0_5f_php">-&gt;</text:span><text:span text:style-name="regexp0_5f_php"><text:span text:style-name="T2">setSubstitute</text:span></text:span><text:span text:style-name="symbol0_5f_php"><text:span text:style-name="T3">(</text:span></text:span><text:span text:style-name="string_5f_php"><text:span text:style-name="T3">"j2"</text:span></text:span><text:span text:style-name="symbol0_5f_php"><text:span text:style-name="T3">)</text:span></text:span><text:span text:style-name="symbol0_5f_php">;</text:span><text:span text:style-name="symbol0_5f_php"><text:span text:style-name="T1"> </text:span></text:span><text:span text:style-name="comment0_5f_php">// J1 est le titulaire de J2 </text:span></text:p>
      <text:p text:style-name="Preformatted_20_Text"><text:span text:style-name="symbol0_5f_php"><text:span text:style-name="T1"><text:s text:c="32"/></text:span></text:span><text:span text:style-name="comment0_5f_php">//(J2 est suppléant de J1) </text:span></text:p>
      <text:p text:style-name="Preformatted_20_Text"><text:span text:style-name="symbol0_5f_php">}</text:span><text:span text:style-name="regexp0_5f_php"><text:span text:style-name="T1"> </text:span></text:span></text:p>
      <text:p text:style-name="Preformatted_20_Text"><text:span text:style-name="regexp0_5f_php">$u</text:span><text:span text:style-name="symbol0_5f_php">-&gt;</text:span><text:span text:style-name="regexp0_5f_php"><text:span text:style-name="T1">setLoginName</text:span></text:span><text:span text:style-name="symbol0_5f_php">(</text:span><text:span text:style-name="string_5f_php">"j3"</text:span><text:span text:style-name="symbol0_5f_php">);</text:span><text:span text:style-name="regexp0_5f_php"><text:span text:style-name="T1"> </text:span></text:span></text:p>
      <text:p text:style-name="Preformatted_20_Text"><text:span text:style-name="keyword0_5f_php">if</text:span><text:span text:style-name="regexp0_5f_php"><text:span text:style-name="T1"> </text:span></text:span><text:span text:style-name="symbol0_5f_php">(</text:span><text:span text:style-name="regexp0_5f_php">$u</text:span><text:span text:style-name="symbol0_5f_php">-&gt;</text:span><text:span text:style-name="regexp0_5f_php"><text:span text:style-name="T1">isAffected</text:span></text:span><text:span text:style-name="symbol0_5f_php">())</text:span><text:span text:style-name="regexp0_5f_php"><text:span text:style-name="T1"> </text:span></text:span><text:span text:style-name="symbol0_5f_php">{</text:span><text:span text:style-name="regexp0_5f_php"><text:span text:style-name="T1"> </text:span></text:span></text:p>
      <text:p text:style-name="Preformatted_20_Text"><text:span text:style-name="regexp0_5f_php"><text:span text:style-name="T1"><text:s text:c="2"/></text:span></text:span><text:span text:style-name="regexp0_5f_php">$err</text:span><text:span text:style-name="symbol0_5f_php">=</text:span><text:span text:style-name="regexp0_5f_php">$u</text:span><text:span text:style-name="symbol0_5f_php">-&gt;</text:span><text:span text:style-name="regexp0_5f_php"><text:span text:style-name="T2">setSubstitute</text:span></text:span><text:span text:style-name="symbol0_5f_php"><text:span text:style-name="T3">(</text:span></text:span><text:span text:style-name="string_5f_php"><text:span text:style-name="T3">"j2"</text:span></text:span><text:span text:style-name="symbol0_5f_php"><text:span text:style-name="T3">)</text:span></text:span><text:span text:style-name="symbol0_5f_php">;</text:span><text:span text:style-name="comment0_5f_php">// J3 est le titulaire de J2 </text:span></text:p>
      <text:p text:style-name="Preformatted_20_Text"><text:span text:style-name="symbol0_5f_php">}</text:span><text:span text:style-name="regexp0_5f_php"><text:span text:style-name="T1"> </text:span></text:span></text:p>
      <text:p text:style-name="Preformatted_20_Text"><text:span text:style-name="regexp0_5f_php">$u</text:span><text:span text:style-name="symbol0_5f_php">-&gt;</text:span><text:span text:style-name="regexp0_5f_php"><text:span text:style-name="T1">setLoginName</text:span></text:span><text:span text:style-name="symbol0_5f_php">(</text:span><text:span text:style-name="string_5f_php">"j2"</text:span><text:span text:style-name="symbol0_5f_php">);</text:span><text:span text:style-name="regexp0_5f_php"><text:span text:style-name="T1"> </text:span></text:span></text:p>
      <text:p text:style-name="Preformatted_20_Text"><text:span text:style-name="regexp0_5f_php">$incumbents</text:span><text:span text:style-name="symbol0_5f_php">=</text:span><text:span text:style-name="regexp0_5f_php">$u</text:span><text:span text:style-name="symbol0_5f_php">-&gt;</text:span><text:span text:style-name="regexp0_5f_php"><text:span text:style-name="T2">getIncumbents</text:span></text:span><text:span text:style-name="symbol0_5f_php">();</text:span><text:span text:style-name="symbol0_5f_php"><text:span text:style-name="T1"> </text:span></text:span><text:span text:style-name="comment0_5f_php">// J2 a comme titulaire J1 et J3 </text:span></text:p>
      <text:p text:style-name="Preformatted_20_Text"><text:span text:style-name="keyword0_5f_php">foreach</text:span><text:span text:style-name="regexp0_5f_php"><text:span text:style-name="T1"> </text:span></text:span><text:span text:style-name="symbol0_5f_php">(</text:span><text:span text:style-name="regexp0_5f_php">$incumbents</text:span><text:span text:style-name="regexp0_5f_php"><text:span text:style-name="T1"> </text:span></text:span><text:span text:style-name="keyword0_5f_php">as</text:span><text:span text:style-name="regexp0_5f_php"><text:span text:style-name="T1"> </text:span></text:span><text:span text:style-name="regexp0_5f_php">$k</text:span><text:span text:style-name="symbol0_5f_php">=&gt;</text:span><text:span text:style-name="regexp0_5f_php"><text:span text:style-name="T1"> </text:span></text:span><text:span text:style-name="regexp0_5f_php">$aIncumbent</text:span><text:span text:style-name="symbol0_5f_php">)</text:span><text:span text:style-name="regexp0_5f_php"><text:span text:style-name="T1"> </text:span></text:span><text:span text:style-name="symbol0_5f_php">{</text:span><text:span text:style-name="regexp0_5f_php"><text:span text:style-name="T1"> </text:span></text:span></text:p>
      <text:p text:style-name="Preformatted_20_Text"><text:span text:style-name="regexp0_5f_php"><text:span text:style-name="T1"><text:s text:c="2"/></text:span></text:span><text:span text:style-name="keyword2_5f_php">printf</text:span><text:span text:style-name="symbol0_5f_php">(</text:span><text:span text:style-name="string_5f_php">"%d)%s</text:span><text:span text:style-name="escaped_5f_php">\n</text:span><text:span text:style-name="string_5f_php">"</text:span><text:span text:style-name="symbol0_5f_php">,</text:span><text:span text:style-name="regexp0_5f_php"><text:span text:style-name="T1"> </text:span></text:span><text:span text:style-name="regexp0_5f_php">$k</text:span><text:span text:style-name="symbol0_5f_php">,</text:span><text:span text:style-name="regexp0_5f_php"><text:span text:style-name="T1">Account</text:span></text:span><text:span text:style-name="symbol0_5f_php">::</text:span><text:span text:style-name="member1_5f_php">getDisplayName</text:span><text:span text:style-name="symbol0_5f_php">(</text:span><text:span text:style-name="regexp0_5f_php">$aIncumbent</text:span><text:span text:style-name="symbol0_5f_php">));</text:span><text:span text:style-name="regexp0_5f_php"><text:span text:style-name="T1"> </text:span></text:span></text:p>
      <text:p text:style-name="Preformatted_20_Text"><text:span text:style-name="symbol0_5f_php">}</text:span></text:p>
      <text:p text:style-name="Preformatted_20_Text"><text:span text:style-name="symbol0_5f_php"/></text:p>
      <text:p text:style-name="Preformatted_20_Text"><text:span text:style-name="symbol0_5f_php"><text:span text:style-name="T1">www-data@luke:~$ ./wsh.php --api=testSubstitute</text:span></text:span></text:p>
      <text:p text:style-name="Preformatted_20_Text"><text:span text:style-name="symbol0_5f_php"><text:span text:style-name="T1">0)j1 Doe </text:span></text:span></text:p>
      <text:p text:style-name="Preformatted_20_Text"><text:span text:style-name="symbol0_5f_php"><text:span text:style-name="T1">1)j3 Doe </text:span></text:span></text:p>
      <text:p text:style-name="Preformatted_20_Text"><text:span text:style-name="symbol0_5f_php"><text:span text:style-name="T1"/></text:span></text:p>
      <text:h text:style-name="Heading_20_3" text:outline-level="3">Recherche de comptes</text:h>
      <text:p text:style-name="Text_20_body">Il est possible de rechercher les comptes suivant leurs critères d'appartenance à des rôles ou des groupes. La classe SearchAccount permet de réaliser facilement la recherche de compte. Le résultat de cette recherche peut retourner des utilisateurs, des groupes ou des rôles.</text:p>
      <text:h text:style-name="Heading_20_4" text:outline-level="4">Recherche des utilisateurs par rôle</text:h>
      <text:p text:style-name="Text_20_body">Pour indiquer le filtre d'un rôle, il faut utiliser, la méthode ::addRoleFilter(). Cette méthode prend en argument la référence du rôle. La référence correspond à l'attribut 'role_login' du document ou à l'attribut login de l'objet Account. Il ne correspond pas au nom logique du document.</text:p>
      <text:p text:style-name="Preformatted_20_Text"><text:span text:style-name="regexp0_5f_php">$s</text:span> <text:span text:style-name="symbol0_5f_php">=</text:span> <text:span text:style-name="keyword1_5f_php">new</text:span> SearchAccount<text:span text:style-name="symbol0_5f_php">();</text:span></text:p>
      <text:p text:style-name="Preformatted_20_Text"><text:bookmark-start text:name="__DdeLink__1397_1360716883"/><text:span text:style-name="regexp0_5f_php">$s</text:span><text:span text:style-name="symbol0_5f_php">-&gt;</text:span>addRoleFilter<text:span text:style-name="string_5f_php">('writter'</text:span><text:span text:style-name="symbol0_5f_php">);</text:span><text:bookmark-end text:name="__DdeLink__1397_1360716883"/></text:p>
      <text:p text:style-name="Preformatted_20_Text"><text:span text:style-name="regexp0_5f_php">$s</text:span><text:span text:style-name="symbol0_5f_php">-&gt;</text:span>setObjectReturn<text:span text:style-name="symbol0_5f_php">(</text:span><text:span text:style-name="regexp0_5f_php">$s</text:span><text:span text:style-name="symbol0_5f_php">::</text:span><text:span text:style-name="member1_5f_php">returnAccount</text:span><text:span text:style-name="symbol0_5f_php">);</text:span></text:p>
      <text:p text:style-name="Preformatted_20_Text"><text:span text:style-name="comment_5f_multi_5f_php">/**</text:span></text:p>
      <text:p text:style-name="Preformatted_20_Text"><text:span text:style-name="comment_5f_multi_5f_php"><text:s/>* @var \AccountList $al</text:span></text:p>
      <text:p text:style-name="Preformatted_20_Text"><text:span text:style-name="comment_5f_multi_5f_php"><text:s/>*/</text:span></text:p>
      <text:p text:style-name="Preformatted_20_Text"><text:span text:style-name="regexp0_5f_php">$al</text:span> <text:span text:style-name="symbol0_5f_php">=</text:span> <text:span text:style-name="regexp0_5f_php">$s</text:span><text:span text:style-name="symbol0_5f_php">-&gt;</text:span>search<text:span text:style-name="symbol0_5f_php">();</text:span></text:p>
      <text:p text:style-name="Preformatted_20_Text"><text:span text:style-name="comment_5f_multi_5f_php">/**</text:span></text:p>
      <text:p text:style-name="Preformatted_20_Text"><text:span text:style-name="comment_5f_multi_5f_php"><text:s/>* @var \Account $account</text:span></text:p>
      <text:p text:style-name="Preformatted_20_Text"><text:span text:style-name="comment_5f_multi_5f_php"><text:s/>*/</text:span></text:p>
      <text:p text:style-name="Preformatted_20_Text"><text:span text:style-name="keyword0_5f_php">foreach</text:span> <text:span text:style-name="symbol0_5f_php">(</text:span><text:span text:style-name="regexp0_5f_php">$al</text:span> <text:span text:style-name="keyword0_5f_php">as</text:span> <text:span text:style-name="regexp0_5f_php">$account</text:span><text:span text:style-name="symbol0_5f_php">)</text:span> <text:span text:style-name="symbol0_5f_php">{</text:span></text:p>
      <text:p text:style-name="Preformatted_20_Text"><text:s text:c="2"/><text:span text:style-name="regexp0_5f_php">$login</text:span> <text:span text:style-name="symbol0_5f_php">=</text:span> <text:span text:style-name="regexp0_5f_php">$account</text:span><text:span text:style-name="symbol0_5f_php">-&gt;</text:span>login<text:span text:style-name="symbol0_5f_php">;</text:span></text:p>
      <text:p text:style-name="Preformatted_20_Text"><text:s text:c="2"/><text:span text:style-name="keyword2_5f_php">print</text:span> <text:span text:style-name="string_5f_php">"$login</text:span><text:span text:style-name="escaped_5f_php">\n</text:span><text:span text:style-name="string_5f_php">"</text:span><text:span text:style-name="symbol0_5f_php">;</text:span></text:p>
      <text:p text:style-name="Preformatted_20_Text"><text:span text:style-name="symbol0_5f_php">}</text:span></text:p>
      <text:p text:style-name="Text_20_body">Pour rechercher à partir du nom logique du document rôle, il faut utiliser la méthode ::docName2login de correspondance fournie par la classe.</text:p>
      <text:p text:style-name="Preformatted_20_Text"><text:span text:style-name="regexp0_5f_php">$s</text:span><text:span text:style-name="symbol0_5f_php">-&gt;</text:span><text:span text:style-name="T1">addRoleFilter</text:span><text:span text:style-name="symbol0_5f_php">(</text:span><text:span text:style-name="regexp0_5f_php">$s</text:span><text:span text:style-name="symbol0_5f_php">-&gt;</text:span><text:span text:style-name="symbol0_5f_php"><text:span text:style-name="T1">docN</text:span></text:span><text:span text:style-name="string_5f_php"><text:span text:style-name="T1">ame2login</text:span></text:span><text:span text:style-name="string_5f_php">('TST_ROLEWRITTER'</text:span><text:span text:style-name="symbol0_5f_php">));</text:span></text:p>
      <text:p text:style-name="Text_20_body"/>
      <text:p text:style-name="Text_20_body">La méthode ::setObjectReturn() permet d'indiquer le type de résultat obtenu par la méthode ::search(). Par défaut cela retourne un objet AccountList qui est un itérateur sur des objets Account.</text:p>
      <text:p text:style-name="Text_20_body">Il est possible d'indiquer SearchAccount::returnDocument, pour que la méthode ::search() retourne un objet DocumentList qui donnera les documents <text:soft-page-break/>correspondants</text:p>
      <text:p text:style-name="Preformatted_20_Text"><text:span text:style-name="regexp0_5f_php">$s</text:span> <text:span text:style-name="symbol0_5f_php">=</text:span> <text:span text:style-name="keyword1_5f_php">new</text:span> SearchAccount<text:span text:style-name="symbol0_5f_php">();</text:span></text:p>
      <text:p text:style-name="Preformatted_20_Text"><text:span text:style-name="regexp0_5f_php">$s</text:span><text:span text:style-name="symbol0_5f_php">-&gt;</text:span>addRoleFilter<text:span text:style-name="string_5f_php">(</text:span><text:span text:style-name="regexp0_5f_php">$s</text:span><text:span text:style-name="symbol0_5f_php">-&gt;</text:span><text:span text:style-name="symbol0_5f_php"><text:span text:style-name="T1">docN</text:span></text:span><text:span text:style-name="string_5f_php"><text:span text:style-name="T1">ame2login</text:span></text:span><text:span text:style-name="string_5f_php">('TST_ROLEWRITTER'</text:span><text:span text:style-name="symbol0_5f_php">)</text:span><text:span text:style-name="symbol0_5f_php">);</text:span></text:p>
      <text:p text:style-name="Preformatted_20_Text"><text:span text:style-name="regexp0_5f_php">$s</text:span><text:span text:style-name="symbol0_5f_php">-&gt;</text:span>setObjectReturn<text:span text:style-name="symbol0_5f_php">(</text:span><text:span text:style-name="regexp0_5f_php">$s</text:span><text:span text:style-name="symbol0_5f_php">::</text:span><text:span text:style-name="member1_5f_php">returnDocument</text:span><text:span text:style-name="symbol0_5f_php">);</text:span></text:p>
      <text:p text:style-name="Preformatted_20_Text"><text:span text:style-name="comment_5f_multi_5f_php">/**</text:span></text:p>
      <text:p text:style-name="Preformatted_20_Text"><text:span text:style-name="comment_5f_multi_5f_php"><text:s/>* @var \DocumentList $dl</text:span></text:p>
      <text:p text:style-name="Preformatted_20_Text"><text:span text:style-name="comment_5f_multi_5f_php"><text:s/>*/</text:span></text:p>
      <text:p text:style-name="Preformatted_20_Text"><text:span text:style-name="regexp0_5f_php">$dl</text:span> <text:span text:style-name="symbol0_5f_php">=</text:span> <text:span text:style-name="regexp0_5f_php">$s</text:span><text:span text:style-name="symbol0_5f_php">-&gt;</text:span>search<text:span text:style-name="symbol0_5f_php">();</text:span></text:p>
      <text:p text:style-name="Preformatted_20_Text"><text:span text:style-name="comment_5f_multi_5f_php">/**</text:span></text:p>
      <text:p text:style-name="Preformatted_20_Text"><text:span text:style-name="comment_5f_multi_5f_php"><text:s/>* @var \Doc $doc</text:span></text:p>
      <text:p text:style-name="Preformatted_20_Text"><text:span text:style-name="comment_5f_multi_5f_php"><text:s/>*/</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login</text:span> <text:span text:style-name="symbol0_5f_php">=</text:span> <text:span text:style-name="regexp0_5f_php">$doc</text:span><text:span text:style-name="symbol0_5f_php">-&gt;</text:span>getValue<text:span text:style-name="symbol0_5f_php">(</text:span><text:span text:style-name="string_5f_php">"us_login"</text:span><text:span text:style-name="symbol0_5f_php">);</text:span></text:p>
      <text:p text:style-name="Preformatted_20_Text"><text:s text:c="2"/><text:span text:style-name="keyword2_5f_php">print</text:span> <text:span text:style-name="string_5f_php">"$login</text:span><text:span text:style-name="escaped_5f_php">\n</text:span><text:span text:style-name="string_5f_php">"</text:span><text:span text:style-name="symbol0_5f_php">;</text:span></text:p>
      <text:p text:style-name="Preformatted_20_Text"><text:span text:style-name="symbol0_5f_php">}</text:span></text:p>
      <text:p text:style-name="Text_20_body">Si on précise plusieurs rôles séparés par un espace, cela indiquera une disjonction (OU). </text:p>
      <text:p text:style-name="Preformatted_20_Text"><text:span text:style-name="regexp0_5f_php">$s</text:span><text:span text:style-name="symbol0_5f_php">-&gt;</text:span>addRoleFilter<text:span text:style-name="symbol0_5f_php">(</text:span><text:span text:style-name="string_5f_php">"writter controller"</text:span><text:span text:style-name="symbol0_5f_php">);</text:span></text:p>
      <text:p text:style-name="Text_20_body">indique que les comptes recherchés ont le rôle "writter" ou "controller". </text:p>
      <text:p text:style-name="Text_20_body">Cette écriture est équivalente à </text:p>
      <text:p text:style-name="Preformatted_20_Text"><text:span text:style-name="regexp0_5f_php">$s</text:span><text:span text:style-name="symbol0_5f_php">-&gt;</text:span>addRoleFilter<text:span text:style-name="symbol0_5f_php">(</text:span><text:span text:style-name="string_5f_php">"writter"</text:span><text:span text:style-name="symbol0_5f_php">);</text:span></text:p>
      <text:p text:style-name="Preformatted_20_Text"><text:span text:style-name="regexp0_5f_php">$s</text:span><text:span text:style-name="symbol0_5f_php">-&gt;</text:span>addRoleFilter<text:span text:style-name="symbol0_5f_php">(</text:span><text:span text:style-name="string_5f_php">"controller"</text:span><text:span text:style-name="symbol0_5f_php">);</text:span></text:p>
      <text:p text:style-name="Text_20_body">La condition d'appartenance à plusieurs rôles n'est pas disponible avec cette méthode. Ce filtre peut retourner des groupes ou des utilisateurs.</text:p>
      <text:h text:style-name="Heading_20_4" text:outline-level="4">Recherche des utilisateurs par groupe</text:h>
      <text:p text:style-name="Text_20_body">La méthode ::addGroupFilter() est équivalent à ::addRoleFilter(). Elle permet de rechercher parmi les comptes qui appartiennent à différents groupes. Si cette méthode est combinée à la méthode ::addRoleFilter() cela indiquera tous les comptes qui appartiennent à un des groupes cités <text:span text:style-name="T4">ou</text:span> à un des rôles cités. </text:p>
      <text:p text:style-name="Preformatted_20_Text"><text:span text:style-name="regexp0_5f_php">$s</text:span><text:span text:style-name="symbol0_5f_php">-&gt;</text:span><text:span text:style-name="T1">addGroupFilter</text:span><text:span text:style-name="symbol0_5f_php">(</text:span><text:span text:style-name="string_5f_php">"all"</text:span><text:span text:style-name="symbol0_5f_php">);</text:span><text:span text:style-name="symbol0_5f_php"><text:span text:style-name="T1"> </text:span></text:span><text:span text:style-name="comment0_5f_php">// tous les utilisateurs du groupe "all"</text:span></text:p>
      <text:p text:style-name="Text_20_body">La recherche par groupe recherche aussi les comptes dans les sous-groupes. <text:bookmark-start text:name="__DdeLink__1688_1509099909"/>Ce filtre peut retourner des groupes ou des utilisateurs.<text:bookmark-end text:name="__DdeLink__1688_1509099909"/></text:p>
      <text:h text:style-name="Heading_20_4" text:outline-level="4">Recherche sur des critères de compte</text:h>
      <text:p text:style-name="Text_20_body">La méthode ::addFilter() permet d'ajouter des filtres sur les caractéristiques des comptes:</text:p>
      <text:list xml:id="list14322961861" text:style-name="L1">
        <text:list-item>
          <text:p text:style-name="P1">login</text:p>
        </text:list-item>
        <text:list-item>
          <text:p text:style-name="P1">firstname</text:p>
        </text:list-item>
        <text:list-item>
          <text:p text:style-name="P1">lastname</text:p>
        </text:list-item>
        <text:list-item>
          <text:p text:style-name="P1">mail</text:p>
        </text:list-item>
      </text:list>
      <text:p text:style-name="Preformatted_20_Text"><text:span text:style-name="regexp0_5f_php">$mailExpr</text:span><text:span text:style-name="string_5f_php">='test'</text:span><text:span text:style-name="symbol0_5f_php">;</text:span></text:p>
      <text:p text:style-name="Preformatted_20_Text"><text:span text:style-name="regexp0_5f_php">$s</text:span> <text:span text:style-name="symbol0_5f_php">=</text:span> <text:span text:style-name="keyword1_5f_php">new</text:span> SearchAccount<text:span text:style-name="symbol0_5f_php">();</text:span></text:p>
      <text:p text:style-name="Preformatted_20_Text"><text:span text:style-name="regexp0_5f_php">$s</text:span><text:span text:style-name="symbol0_5f_php">-&gt;</text:span>addFilter<text:span text:style-name="symbol0_5f_php">(</text:span><text:span text:style-name="string_5f_php">"mail ~ '%s'"</text:span><text:span text:style-name="symbol0_5f_php">,</text:span> <text:span text:style-name="regexp0_5f_php">$mailExpr</text:span><text:span text:style-name="symbol0_5f_php">); </text:span><text:span text:style-name="comment0_5f_php">// filtre les mail qui contiennent test</text:span></text:p>
      <text:p text:style-name="Preformatted_20_Text"><text:span text:style-name="regexp0_5f_php">$al</text:span> <text:span text:style-name="symbol0_5f_php">=</text:span> <text:span text:style-name="regexp0_5f_php">$s</text:span><text:span text:style-name="symbol0_5f_php">-&gt;</text:span>search<text:span text:style-name="symbol0_5f_php">();</text:span></text:p>
      <text:p text:style-name="Preformatted_20_Text"><text:span text:style-name="keyword0_5f_php">foreach</text:span> <text:span text:style-name="symbol0_5f_php">(</text:span><text:span text:style-name="regexp0_5f_php">$al</text:span> <text:span text:style-name="keyword0_5f_php">as</text:span> <text:span text:style-name="regexp0_5f_php">$account</text:span><text:span text:style-name="symbol0_5f_php">)</text:span> <text:span text:style-name="symbol0_5f_php">{</text:span></text:p>
      <text:p text:style-name="Preformatted_20_Text"><text:s text:c="2"/><text:span text:style-name="keyword2_5f_php">printf</text:span><text:span text:style-name="symbol0_5f_php">(</text:span><text:span text:style-name="string_5f_php">"%s =&gt; %s</text:span><text:span text:style-name="escaped_5f_php">\n</text:span><text:span text:style-name="string_5f_php"> "</text:span><text:span text:style-name="symbol0_5f_php">,</text:span> <text:span text:style-name="regexp0_5f_php">$account</text:span><text:span text:style-name="symbol0_5f_php">-&gt;</text:span>login<text:span text:style-name="symbol0_5f_php">,</text:span> <text:span text:style-name="regexp0_5f_php">$account</text:span><text:span text:style-name="symbol0_5f_php">-&gt;</text:span>mail<text:span text:style-name="symbol0_5f_php">);</text:span></text:p>
      <text:p text:style-name="Preformatted_20_Text"><text:span text:style-name="symbol0_5f_php">}</text:span></text:p>
      <text:p text:style-name="Text_20_body">La méthode ::addFilter() ajoute une condition supplémentaire sur le filtre. Le <text:soft-page-break/>premier argument est la partie statique du filtre et les suivants sont les arguments du filtre comme pour sprintf.</text:p>
      <text:p text:style-name="Text_20_body">Au contraire de addGroupFilter ou addRoleFilter les filtres sont autant de critères ajoutés à la condition finale.</text:p>
      <text:p text:style-name="Text_20_body">La méthode ::setTypeReturn() permet de préciser le type de compte à retourner : Utilisateur, Groupe ou Rôle.</text:p>
      <text:p text:style-name="Preformatted_20_Text"><text:span text:style-name="regexp0_5f_php">$s</text:span><text:span text:style-name="symbol0_5f_php">-&gt;</text:span>setTypeFilter<text:span text:style-name="symbol0_5f_php">(</text:span><text:span text:style-name="regexp0_5f_php">$s</text:span><text:span text:style-name="symbol0_5f_php">::</text:span><text:span text:style-name="member1_5f_php">userType</text:span><text:span text:style-name="symbol0_5f_php">)</text:span> <text:span text:style-name="symbol0_5f_php">;</text:span> <text:span text:style-name="comment0_5f_php">// limité aux utilisateurs</text:span></text:p>
      <text:p text:style-name="Preformatted_20_Text"><text:span text:style-name="regexp0_5f_php">$s</text:span><text:span text:style-name="symbol0_5f_php">-&gt;</text:span>setTypeFilter<text:span text:style-name="symbol0_5f_php">(</text:span><text:span text:style-name="regexp0_5f_php">$s</text:span><text:span text:style-name="symbol0_5f_php">::</text:span><text:span text:style-name="member1_5f_php">userType</text:span> <text:span text:style-name="symbol0_5f_php">| </text:span><text:span text:style-name="regexp0_5f_php">$s</text:span><text:span text:style-name="symbol0_5f_php">::</text:span><text:span text:style-name="member1_5f_php">groupType</text:span> <text:span text:style-name="symbol0_5f_php">)</text:span> <text:span text:style-name="symbol0_5f_php">;</text:span><text:span text:style-name="comment0_5f_php">// limité aux utilisateurs et aux groupes</text:span></text:p>
      <text:p text:style-name="Preformatted_20_Text"><text:span text:style-name="regexp0_5f_php">$s</text:span><text:span text:style-name="symbol0_5f_php">-&gt;</text:span>setTypeFilter<text:span text:style-name="symbol0_5f_php">(</text:span><text:span text:style-name="regexp0_5f_php">$s</text:span><text:span text:style-name="symbol0_5f_php">::</text:span><text:span text:style-name="member1_5f_php">roleType</text:span><text:span text:style-name="symbol0_5f_php">)</text:span> <text:span text:style-name="symbol0_5f_php">;</text:span> <text:span text:style-name="comment0_5f_php">// limité aux rôles</text:span></text:p>
      <text:p text:style-name="Text_20_body">Le paramètre est une combinaison des 3 constantes userType, groupType et roleType.</text:p>
      <text:p text:style-name="Text_20_body"/>
      <text:p text:style-name="Text_20_body">Par défaut, les comptes retournés ne sont pas liés aux privilèges du document associé. Si on désire ne rechercher que parmi les comptes que l'utilisateur courant a le droit de voir il faut rajouter l'appel à la méthode ::useViewControl() avant l'appel à ::search().</text:p>
      <text:p text:style-name="Preformatted_20_Text"><text:span text:style-name="regexp0_5f_php">$s</text:span><text:span text:style-name="symbol0_5f_php">-&gt;</text:span><text:span text:style-name="symbol0_5f_php"><text:span text:style-name="T1">useViewControl</text:span></text:span><text:span text:style-name="symbol0_5f_php">(</text:span><text:span text:style-name="keyword1_5f_php">true</text:span><text:span text:style-name="symbol0_5f_php">);</text:span></text:p>
      <text:p text:style-name="Preformatted_20_Text"><text:span text:style-name="symbol0_5f_php"><text:span text:style-name="T1"/></text:span></text:p>
      <text:h text:style-name="Heading_20_3" text:outline-level="3">Dérivation des documents utilisateurs</text:h>
      <text:p text:style-name="Text_20_body"><text:span text:style-name="symbol0_5f_php"><text:span text:style-name="T1">Les documents système "utilisateur" (famille IUSER) peuvent être dérivés pour ajouter des informations fonctionnelles ou pour ajouter des informations techniques dans le cas d'un backend d'authentification spécifique.</text:span></text:span></text:p>
      <text:p text:style-name="Text_20_body"><text:span text:style-name="symbol0_5f_php"><text:span text:style-name="T1">La famille "IUSER" n'impose pas de contrainte de syntaxe sur le login. La seule contrainte est que ce "login" doit être unique parmi tous les comptes (utilisateurs, groupes et rôles). Si vous voulez ajouter une contrainte de syntaxe sur votre famille "utilisateur" dérivé de IUSER vous devez surcharger la méthode IUSER::constraintLogin qui est une méthode contrainte.</text:span></text:span></text:p>
      <text:p text:style-name="Text_20_body"><text:span text:style-name="symbol0_5f_php"><text:span text:style-name="T1">Exemple</text:span></text:span></text:p>
      <text:p text:style-name="Preformatted_20_Text"><text:span text:style-name="symbol0_5f_php"><text:span text:style-name="T1"><text:s/></text:span></text:span><text:span text:style-name="comment0_5f_php">// constraint to limit login to 6 characters</text:span></text:p>
      <text:p text:style-name="Preformatted_20_Text"><text:span text:style-name="keyword1_5f_php">public</text:span><text:span text:style-name="symbol0_5f_php"><text:span text:style-name="T1"> </text:span></text:span><text:span text:style-name="keyword1_5f_php">function</text:span><text:span text:style-name="symbol0_5f_php"><text:span text:style-name="T1"> constraintLogin</text:span></text:span><text:span text:style-name="symbol0_5f_php">(</text:span><text:span text:style-name="regexp0_5f_php">$login</text:span><text:span text:style-name="symbol0_5f_php">)</text:span></text:p>
      <text:p text:style-name="Preformatted_20_Text"><text:span text:style-name="symbol0_5f_php"><text:span text:style-name="T1"><text:s/></text:span></text:span><text:span text:style-name="symbol0_5f_php">{</text:span></text:p>
      <text:p text:style-name="Preformatted_20_Text"><text:span text:style-name="symbol0_5f_php"><text:span text:style-name="T1"><text:s text:c="8"/></text:span></text:span><text:span text:style-name="comment0_5f_php">//only six alpha num</text:span></text:p>
      <text:p text:style-name="Preformatted_20_Text"><text:span text:style-name="symbol0_5f_php"><text:span text:style-name="T1"><text:s text:c="8"/></text:span></text:span><text:span text:style-name="regexp0_5f_php">$err</text:span><text:span text:style-name="symbol0_5f_php"><text:span text:style-name="T1"> </text:span></text:span><text:span text:style-name="symbol0_5f_php">=</text:span><text:span text:style-name="string_5f_php"> ''</text:span><text:span text:style-name="symbol0_5f_php">;</text:span></text:p>
      <text:p text:style-name="Preformatted_20_Text"><text:span text:style-name="symbol0_5f_php"><text:span text:style-name="T1"><text:s text:c="8"/></text:span></text:span><text:span text:style-name="keyword0_5f_php">if</text:span><text:span text:style-name="symbol0_5f_php"><text:span text:style-name="T1"> </text:span></text:span><text:span text:style-name="symbol0_5f_php">(!</text:span><text:span text:style-name="keyword2_5f_php">preg_match</text:span><text:span text:style-name="symbol0_5f_php">(</text:span><text:span text:style-name="string_5f_php">"/^[a-z0-9]{6}$/i"</text:span><text:span text:style-name="symbol0_5f_php">,</text:span><text:span text:style-name="symbol0_5f_php"><text:span text:style-name="T1"> </text:span></text:span><text:span text:style-name="regexp0_5f_php">$login</text:span><text:span text:style-name="symbol0_5f_php">))</text:span><text:span text:style-name="symbol0_5f_php"><text:span text:style-name="T1"> </text:span></text:span><text:span text:style-name="symbol0_5f_php">{</text:span></text:p>
      <text:p text:style-name="Preformatted_20_Text"><text:span text:style-name="symbol0_5f_php"><text:span text:style-name="T1"><text:s text:c="12"/></text:span></text:span><text:span text:style-name="regexp0_5f_php">$err</text:span><text:span text:style-name="symbol0_5f_php"><text:span text:style-name="T1"> </text:span></text:span><text:span text:style-name="symbol0_5f_php">=</text:span><text:span text:style-name="symbol0_5f_php"><text:span text:style-name="T1"> </text:span></text:span><text:span text:style-name="keyword2_5f_php">_</text:span><text:span text:style-name="symbol0_5f_php">(</text:span><text:span text:style-name="string_5f_php">"the login must have six characters"</text:span><text:span text:style-name="symbol0_5f_php">);</text:span></text:p>
      <text:p text:style-name="Preformatted_20_Text"><text:span text:style-name="symbol0_5f_php"><text:span text:style-name="T1"><text:s text:c="8"/></text:span></text:span><text:span text:style-name="symbol0_5f_php">}</text:span></text:p>
      <text:p text:style-name="Preformatted_20_Text"><text:span text:style-name="symbol0_5f_php"><text:span text:style-name="T1"><text:s text:c="8"/></text:span></text:span><text:span text:style-name="comment0_5f_php">// must verify unicity also</text:span></text:p>
      <text:p text:style-name="Preformatted_20_Text"><text:span text:style-name="symbol0_5f_php"><text:span text:style-name="T1"><text:s text:c="8"/></text:span></text:span><text:span text:style-name="keyword0_5f_php">if</text:span><text:span text:style-name="symbol0_5f_php"><text:span text:style-name="T1"> </text:span></text:span><text:span text:style-name="symbol0_5f_php">(!</text:span><text:span text:style-name="regexp0_5f_php">$err</text:span><text:span text:style-name="symbol0_5f_php">)</text:span><text:span text:style-name="symbol0_5f_php"><text:span text:style-name="T1"> </text:span></text:span><text:span text:style-name="keyword0_5f_php">return</text:span><text:span text:style-name="symbol0_5f_php"><text:span text:style-name="T1"> parent</text:span></text:span><text:span text:style-name="symbol0_5f_php">::</text:span><text:span text:style-name="member1_5f_php">constraintLogin</text:span><text:span text:style-name="symbol0_5f_php">(</text:span><text:span text:style-name="regexp0_5f_php">$login</text:span><text:span text:style-name="symbol0_5f_php">);</text:span></text:p>
      <text:p text:style-name="Preformatted_20_Text"><text:span text:style-name="symbol0_5f_php"><text:span text:style-name="T1"><text:s text:c="8"/></text:span></text:span><text:span text:style-name="keyword0_5f_php">return</text:span><text:span text:style-name="symbol0_5f_php"><text:span text:style-name="T1"> </text:span></text:span><text:span text:style-name="regexp0_5f_php">$err</text:span><text:span text:style-name="symbol0_5f_php">;</text:span></text:p>
      <text:p text:style-name="Preformatted_20_Text"><text:span text:style-name="symbol0_5f_php"><text:span text:style-name="T1"><text:s/></text:span></text:span><text:span text:style-name="symbol0_5f_php">}</text:span></text:p>
      <text:p text:style-name="Text_20_body"><text:span text:style-name="symbol0_5f_php"><text:span text:style-name="T1">Attention: lorsque la famille "IUSER" est dérivée, il faut reprendre et adapter le paramétrage en terme de sécurité (profil, contrôle de vue) en fonction de vos besoi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StarSymbol" svg:font-family="StarSymbol"/>
    <style:font-face style:name="Andale Mono" svg:font-family="'Andale Mono'"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style:font-name="Bitstream Vera Sans" fo:font-size="14pt" fo:font-style="normal"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2:48</meta:creation-date>
    <dc:date>2012-10-17T11:49:13</dc:date>
    <dc:creator>Eric Brison</dc:creator>
    <meta:editing-duration>PT6H3M28S</meta:editing-duration>
    <meta:editing-cycles>45</meta:editing-cycles>
    <meta:generator>LibreOffice/3.5$Linux_x86 LibreOffice_project/350m1$Build-2</meta:generator>
    <meta:document-statistic meta:table-count="2" meta:image-count="0" meta:object-count="0" meta:page-count="7" meta:paragraph-count="275" meta:word-count="1389" meta:character-count="11361" meta:non-whitespace-character-count="9936"/>
  </office:meta>
</office:document-meta>
</file>